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6619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So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Roc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Wat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Wood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Tanglewe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office:value-type="string" calcext:value-type="string">
            <text:p>Checkpoi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Lav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now</text:p>
          </table:table-cell>
          <table:table-cell table:number-columns-repeated="23"/>
        </table:table-row>
        <table:table-row table:style-name="ro1">
          <table:table-cell/>
          <table:table-cell table:style-name="ce8" office:value-type="float" office:value="19" calcext:value-type="float">
            <text:p>19</text:p>
          </table:table-cell>
          <table:table-cell/>
          <table:table-cell office:value-type="string" calcext:value-type="string">
            <text:p>Tre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office:value-type="string" calcext:value-type="string">
            <text:p>Adamanti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office:value-type="string" calcext:value-type="string">
            <text:p>Sa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office:value-type="string" calcext:value-type="string">
            <text:p>Slime</text:p>
          </table:table-cell>
          <table:table-cell table:number-columns-repeated="23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/>
          <table:table-cell office:value-type="string" calcext:value-type="string">
            <text:p>Ston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2" office:value-type="float" office:value="33" calcext:value-type="float">
            <text:p>33</text:p>
          </table:table-cell>
          <table:table-cell/>
          <table:table-cell office:value-type="string" calcext:value-type="string">
            <text:p>Gir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string" calcext:value-type="string">
            <text:p>Weed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office:value-type="string" calcext:value-type="string">
            <text:p>St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o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bweb</text:p>
          </table:table-cell>
          <table:table-cell table:number-columns-repeated="23"/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/>
          <table:table-cell office:value-type="string" calcext:value-type="string">
            <text:p>Glass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Bricks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Shurika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office:value-type="string" calcext:value-type="string">
            <text:p>Crat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office:value-type="string" calcext:value-type="string">
            <text:p>Ex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office:value-type="string" calcext:value-type="string">
            <text:p>Barrel</text:p>
          </table:table-cell>
          <table:table-cell table:number-columns-repeated="23"/>
        </table:table-row>
        <table:table-row table:style-name="ro1">
          <table:table-cell/>
          <table:table-cell table:style-name="ce16" office:value-type="float" office:value="62" calcext:value-type="float">
            <text:p>62</text:p>
          </table:table-cell>
          <table:table-cell/>
          <table:table-cell office:value-type="string" calcext:value-type="string">
            <text:p>Rop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Guard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:9</text:p>
          </table:table-cell>
          <table:table-cell/>
          <table:table-cell office:value-type="string" calcext:value-type="string">
            <text:p>Wasps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7:15:38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07:22:48.367000000</dc:date>
    <meta:editing-duration>P1DT11H32M22S</meta:editing-duration>
    <meta:editing-cycles>22</meta:editing-cycles>
    <meta:generator>LibreOffice/5.2.2.2$Windows_x86 LibreOffice_project/8f96e87c890bf8fa77463cd4b640a2312823f3ad</meta:generator>
    <meta:document-statistic meta:table-count="1" meta:cell-count="88" meta:object-count="0"/>
  </office:meta>
</office:document-meta>
</file>